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000000008000000080944901A427620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0%" draw:textarea-horizontal-align="justify" draw:textarea-vertical-align="middle" draw:auto-grow-height="false" fo:min-height="7.844cm" fo:min-width="5.026cm"/>
    </style:style>
    <style:style style:name="gr2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75cm" fo:min-width="3.921cm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8cm" fo:min-width="3.921cm"/>
      <style:paragraph-properties style:writing-mode="lr-tb"/>
    </style:style>
    <style:style style:name="gr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5.026cm"/>
    </style:style>
    <style:style style:name="gr5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625cm" fo:min-width="3.921cm"/>
      <style:paragraph-properties style:writing-mode="lr-tb"/>
    </style:style>
    <style:style style:name="gr6" style:family="graphic" style:parent-style-name="standard">
      <style:graphic-properties draw:stroke="solid" draw:fill="none" draw:fill-color="#ffffff" draw:auto-grow-height="false" draw:fit-to-size="false" style:shrink-to-fit="true" fo:min-height="0.937cm"/>
      <style:paragraph-properties style:writing-mode="lr-tb"/>
    </style:style>
    <style:style style:name="gr7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4.197cm"/>
    </style:style>
    <style:style style:name="gr8" style:family="graphic" style:parent-style-name="standard">
      <style:graphic-properties draw:stroke="solid" draw:stroke-dash="Long_20_Dot" svg:stroke-color="#666666" draw:fill="none" draw:fill-color="#ffffff" draw:textarea-vertical-align="middle" draw:auto-grow-height="false" draw:auto-grow-width="false" draw:fit-to-size="false" style:shrink-to-fit="true" fo:min-height="1.5cm" fo:min-width="2.25cm"/>
      <style:paragraph-properties style:writing-mode="lr-tb"/>
    </style:style>
    <style:style style:name="gr9" style:family="graphic" style:parent-style-name="objectwithoutfill">
      <style:graphic-properties svg:stroke-width="0.106cm" svg:stroke-color="#666666" draw:marker-start-width="0.359cm" draw:marker-end="Nyílhegyek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666666" draw:opacity="0%" draw:textarea-horizontal-align="justify" draw:textarea-vertical-align="middle" draw:auto-grow-height="false" fo:min-height="9cm" fo:min-width="5.85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908cm" fo:min-width="4.497cm"/>
    </style:style>
    <style:style style:name="gr12" style:family="graphic" style:parent-style-name="standard">
      <style:graphic-properties draw:stroke="none" draw:fill="none" draw:fill-color="#ffffff" draw:auto-grow-height="false" draw:fit-to-size="false" style:shrink-to-fit="true" fo:min-height="0.937cm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908cm" fo:min-width="3.784cm"/>
    </style:style>
    <style:style style:name="gr1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4.474cm"/>
    </style:style>
    <style:style style:name="gr15" style:family="graphic" style:parent-style-name="standard">
      <style:graphic-properties draw:fill-color="#666666" draw:opacity="0%" draw:textarea-horizontal-align="justify" draw:textarea-vertical-align="middle" draw:auto-grow-height="false" fo:min-height="2.641cm" fo:min-width="4.474cm"/>
    </style:style>
    <style:style style:name="gr16" style:family="graphic" style:parent-style-name="standard">
      <style:graphic-properties draw:opacity="10%" draw:textarea-vertical-align="middle" fo:min-height="0.892cm" draw:shadow="hidden"/>
      <style:paragraph-properties style:writing-mode="lr-tb"/>
    </style:style>
    <style:style style:name="gr17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fill-color="#666666" draw:opacity="0%" draw:textarea-horizontal-align="justify" draw:textarea-vertical-align="middle" draw:auto-grow-height="false" fo:min-height="4.086cm" fo:min-width="5.855cm"/>
    </style:style>
    <style:style style:name="gr19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3.921cm"/>
    </style:style>
    <style:style style:name="gr20" style:family="graphic" style:parent-style-name="standard">
      <style:graphic-properties draw:stroke="dash" draw:stroke-dash="Long_20_Dot" svg:stroke-color="#000000" draw:fill="none" draw:fill-color="#ffffff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21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stroke-linejoin="round" svg:stroke-linecap="butt" draw:textarea-vertical-align="middle" fo:padding-top="0.166cm" fo:padding-bottom="0.166cm" fo:padding-left="0.291cm" fo:padding-right="0.291cm"/>
    </style:style>
    <style:style style:name="gr22" style:family="graphic" style:parent-style-name="standard">
      <style:graphic-properties svg:stroke-width="0.081cm" svg:stroke-color="#808080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23" style:family="graphic" style:parent-style-name="standard">
      <style:graphic-properties svg:stroke-width="0.035cm" svg:stroke-color="#808080" draw:marker-start-width="0.252cm" draw:marker-end-width="0.252cm" draw:fill="bitmap" draw:fill-color="#cccccc" draw:fill-image-name="_32_0_20_Percent" draw:opacity="20%" draw:textarea-horizontal-align="justify" draw:textarea-vertical-align="middle" draw:auto-grow-height="false" fo:min-height="0.9cm" fo:min-width="20.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vertical-align="middle" fo:min-height="0.937cm"/>
      <style:paragraph-properties style:writing-mode="lr-tb"/>
    </style:style>
    <style:style style:name="gr25" style:family="graphic" style:parent-style-name="standard">
      <style:graphic-properties draw:stroke="solid" draw:fill="none" draw:fill-color="#ffffff" draw:textarea-vertical-align="middle" fo:min-height="0.937cm"/>
      <style:paragraph-properties style:writing-mode="lr-tb"/>
    </style:style>
    <style:style style:name="gr26" style:family="graphic" style:parent-style-name="standard">
      <style:graphic-properties draw:stroke="solid" draw:stroke-dash="Long_20_Dot" svg:stroke-color="#b4c7dc" draw:fill="solid" draw:fill-color="#dee6ef" draw:opacity="69%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27" style:family="graphic" style:parent-style-name="standard">
      <style:graphic-properties draw:stroke="solid" draw:stroke-dash="Long_20_Dot" svg:stroke-color="#3465a4" draw:fill="bitmap" draw:fill-color="#729fcf" draw:fill-image-name="_35__20_Percent" draw:opacity="50%" draw:textarea-vertical-align="middle" draw:auto-grow-height="false" draw:auto-grow-width="false" draw:fit-to-size="false" style:shrink-to-fit="false" fo:min-height="2.25cm" fo:min-width="4.414cm"/>
    </style:style>
    <style:style style:name="gr28" style:family="graphic" style:parent-style-name="standard">
      <style:graphic-properties svg:stroke-opacity="100%" draw:fill-color="#dee6ef" draw:opacity="69%" draw:textarea-vertical-align="middle" fo:min-height="1.036cm" draw:shadow="hidden"/>
      <style:paragraph-properties style:writing-mode="lr-tb"/>
    </style:style>
    <style:style style:name="gr29" style:family="graphic" style:parent-style-name="standard">
      <style:graphic-properties draw:stroke="none" draw:stroke-dash="Double_20_Dash" svg:stroke-color="#666666" draw:fill="none" draw:fill-color="#ffffff" draw:opacity="50%" draw:auto-grow-height="true" draw:auto-grow-width="true" draw:fit-to-size="false" style:shrink-to-fit="true" fo:min-height="0.513cm" fo:min-width="19.5cm"/>
      <style:paragraph-properties style:writing-mode="lr-tb"/>
    </style:style>
    <style:style style:name="gr30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276cm"/>
      <style:paragraph-properties style:writing-mode="lr-tb"/>
    </style:style>
    <style:style style:name="gr31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06cm"/>
      <style:paragraph-properties style:writing-mode="lr-tb"/>
    </style:style>
    <style:style style:name="gr32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922cm"/>
      <style:paragraph-properties style:writing-mode="lr-tb"/>
    </style:style>
    <style:style style:name="gr33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1.63cm"/>
      <style:paragraph-properties style:writing-mode="lr-tb"/>
    </style:style>
    <style:style style:name="gr34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3.352cm"/>
      <style:paragraph-properties style:writing-mode="lr-tb"/>
    </style:style>
    <style:style style:name="gr35" style:family="graphic" style:parent-style-name="standard">
      <style:graphic-properties draw:stroke="none" draw:stroke-dash="Dot_20__28_Rounded_29_" svg:stroke-linecap="round" draw:fill-color="#666666" draw:opacity="0%" draw:textarea-horizontal-align="justify" draw:textarea-vertical-align="middle" draw:auto-grow-height="false" fo:min-height="2.492cm" fo:min-width="3.25cm"/>
    </style:style>
    <style:style style:name="gr36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75cm" fo:min-width="2.8cm"/>
      <style:paragraph-properties style:writing-mode="lr-tb"/>
    </style:style>
    <style:style style:name="gr37" style:family="graphic" style:parent-style-name="standard">
      <style:graphic-properties svg:stroke-width="0.018cm" draw:marker-start-width="0.227cm" draw:marker-end-width="0.227cm" draw:fill-color="#ffffff" draw:textarea-vertical-align="middle" draw:auto-grow-height="false" fo:min-height="0cm" fo:min-width="1.188cm" fo:padding-top="0.134cm" fo:padding-bottom="0.134cm" fo:padding-left="0.259cm" fo:padding-right="0.259cm" fo:wrap-option="wrap"/>
    </style:style>
    <style:style style:name="gr38" style:family="graphic" style:parent-style-name="standard">
      <style:graphic-properties draw:stroke="dash" draw:stroke-dash="Long_20_Dot" svg:stroke-color="#000000" draw:fill="bitmap" draw:fill-color="#ffffff" draw:fill-image-name="_35__20_Percent" draw:opacity="41%" draw:textarea-vertical-align="middle" draw:auto-grow-height="false" draw:auto-grow-width="false" draw:fit-to-size="false" style:shrink-to-fit="false" fo:min-height="2.25cm" fo:min-width="4.414cm"/>
    </style:style>
    <style:style style:name="gr39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72cm"/>
      <style:paragraph-properties style:writing-mode="lr-tb"/>
    </style:style>
    <style:style style:name="gr40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5cm"/>
      <style:paragraph-properties style:writing-mode="lr-tb"/>
    </style:style>
    <style:style style:name="gr41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5cm"/>
      <style:paragraph-properties style:writing-mode="lr-tb"/>
    </style:style>
    <style:style style:name="gr42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5cm"/>
      <style:paragraph-properties style:writing-mode="lr-tb"/>
    </style:style>
    <style:style style:name="gr43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75cm"/>
      <style:paragraph-properties style:writing-mode="lr-tb"/>
    </style:style>
    <style:style style:name="gr44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802cm"/>
      <style:paragraph-properties style:writing-mode="lr-tb"/>
    </style:style>
    <style:style style:name="gr45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671cm"/>
      <style:paragraph-properties style:writing-mode="lr-tb"/>
    </style:style>
    <style:style style:name="gr46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5cm"/>
      <style:paragraph-properties style:writing-mode="lr-tb"/>
    </style:style>
    <style:style style:name="gr47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75cm"/>
      <style:paragraph-properties style:writing-mode="lr-tb"/>
    </style:style>
    <style:style style:name="gr48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25cm" fo:min-width="2.669cm"/>
      <style:paragraph-properties style:writing-mode="lr-tb"/>
    </style:style>
    <style:style style:name="P1" style:family="paragraph">
      <loext:graphic-properties draw:fill-color="#666666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3.8000001907349pt" fo:font-style="italic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7.2999992370605pt"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7.2999992370605pt" fo:font-style="normal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0.7999992370605pt" fo:font-weight="bold"/>
    </style:style>
    <style:style style:name="P9" style:family="paragraph">
      <loext:graphic-properties draw:fill="none" draw:fill-color="#ffffff"/>
      <style:paragraph-properties style:writing-mode="lr-tb"/>
      <style:text-properties fo:font-size="17.2999992370605pt" fo:font-weight="bold"/>
    </style:style>
    <style:style style:name="P10" style:family="paragraph">
      <loext:graphic-properties draw:opacity="10%"/>
      <style:paragraph-properties fo:text-align="center" style:writing-mode="lr-tb"/>
      <style:text-properties fo:font-size="20.7999992370605pt" fo:font-weight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loext:color-lum-mod="100%" loext:color-lum-off="0%" fo:font-size="16pt" fo:font-style="normal" fo:font-weight="bold"/>
    </style:style>
    <style:style style:name="P12" style:family="paragraph">
      <style:paragraph-properties fo:text-align="center" style:writing-mode="lr-tb"/>
      <style:text-properties fo:color="#666666" loext:opacity="100%" fo:font-weight="bold"/>
    </style:style>
    <style:style style:name="P13" style:family="paragraph">
      <loext:graphic-properties draw:fill="bitmap" draw:fill-color="#cccccc" draw:fill-image-name="_32_0_20_Percent" draw:opacity="20%"/>
      <style:paragraph-properties fo:text-align="center" style:writing-mode="lr-tb"/>
      <style:text-properties fo:color="#666666" loext:opacity="100%" loext:color-lum-mod="100%" loext:color-lum-off="0%" fo:font-weight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dee6ef" draw:opacity="69%"/>
      <style:paragraph-properties fo:text-align="center" style:writing-mode="lr-tb"/>
      <style:text-properties fo:color="#3465a4" loext:opacity="100%" loext:color-lum-mod="100%" loext:color-lum-off="0%" fo:font-size="17.2999992370605pt" fo:font-style="normal" fo:font-weight="bold"/>
    </style:style>
    <style:style style:name="P16" style:family="paragraph">
      <loext:graphic-properties draw:fill="bitmap" draw:fill-color="#729fcf" draw:fill-image-name="_35__20_Percent" draw:opacity="50%"/>
      <style:paragraph-properties fo:text-align="center" style:writing-mode="lr-tb"/>
      <style:text-properties fo:color="#3465a4" loext:opacity="100%" loext:color-lum-mod="100%" loext:color-lum-off="0%" fo:font-size="17.2999992370605pt" fo:font-style="normal" fo:font-weight="bold"/>
    </style:style>
    <style:style style:name="P17" style:family="paragraph">
      <loext:graphic-properties draw:fill-color="#dee6ef" draw:opacity="69%"/>
      <style:paragraph-properties fo:text-align="center" style:writing-mode="lr-tb"/>
      <style:text-properties fo:font-size="20.7999992370605pt" fo:font-weight="bold"/>
    </style:style>
    <style:style style:name="P18" style:family="paragraph">
      <loext:graphic-properties draw:fill="none" draw:fill-color="#ffffff" draw:opacity="50%"/>
      <style:paragraph-properties fo:text-align="center" style:writing-mode="lr-tb"/>
      <style:text-properties fo:color="#2a6099" loext:opacity="100%" loext:color-lum-mod="100%" loext:color-lum-off="0%" style:text-position="0% 100%" fo:font-size="13pt" fo:font-style="italic" fo:font-weight="bold" style:font-size-asian="13pt" style:font-weight-asian="bold" style:font-size-complex="13pt" style:font-weight-complex="bold"/>
    </style:style>
    <style:style style:name="P19" style:family="paragraph">
      <style:paragraph-properties fo:text-align="center" style:writing-mode="lr-tb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>
      <loext:graphic-properties draw:fill-color="#ffffff" draw:opacity="50%"/>
      <style:paragraph-properties fo:text-align="center" style:writing-mode="lr-tb"/>
      <style:text-properties fo:color="#2a6099" loext:opacity="100%" loext:color-lum-mod="100%" loext:color-lum-off="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>
      <loext:graphic-properties draw:fill-color="#666666" draw:opacity="0%"/>
      <style:paragraph-properties fo:text-align="center"/>
      <style:text-properties fo:font-weight="bold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11pt" fo:font-style="italic" fo:font-weight="bold" style:font-size-asian="11pt" style:font-size-complex="11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bitmap" draw:fill-color="#ffffff" draw:fill-image-name="_35__20_Percent" draw:opacity="41%"/>
      <style:paragraph-properties fo:text-align="center" style:writing-mode="lr-tb"/>
      <style:text-properties fo:color="#666666" loext:opacity="100%" loext:color-lum-mod="100%" loext:color-lum-off="0%" fo:font-size="17.2999992370605pt" fo:font-style="normal" fo:font-weight="bold"/>
    </style:style>
    <style:style style:name="P27" style:family="paragraph">
      <loext:graphic-properties draw:fill="solid" draw:fill-color="#ffffff"/>
      <style:paragraph-properties style:writing-mode="lr-tb"/>
      <style:text-properties fo:color="#666666" loext:opacity="100%" loext:color-lum-mod="100%" loext:color-lum-off="0%" fo:font-size="10pt" fo:font-style="italic" fo:font-weight="bold" style:font-size-asian="10pt" style:font-weight-asian="bold" style:font-size-complex="10pt" style:font-weight-complex="bold"/>
    </style:style>
    <style:style style:name="P28" style:family="paragraph">
      <style:paragraph-properties fo:text-align="center"/>
      <style:text-properties fo:color="#5983b0" loext:opacity="100%"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5983b0" loext:opacity="100%" loext:color-lum-mod="100%" loext:color-lum-off="0%" fo:font-size="13.8000001907349pt" fo:font-style="italic" fo:font-weight="bold" style:font-weight-asian="bold" style:font-weight-complex="bold"/>
    </style:style>
    <style:style style:name="T1" style:family="text">
      <style:text-properties fo:color="#666666" loext:opacity="100%" fo:font-size="12pt" fo:font-style="italic" fo:font-weight="normal"/>
    </style:style>
    <style:style style:name="T2" style:family="text">
      <style:text-properties fo:font-size="17.2999992370605pt" fo:font-weight="bold"/>
    </style:style>
    <style:style style:name="T3" style:family="text">
      <style:text-properties fo:color="#666666" loext:opacity="100%" fo:font-size="17.2999992370605pt" fo:font-style="normal" fo:font-weight="bold"/>
    </style:style>
    <style:style style:name="T4" style:family="text">
      <style:text-properties fo:font-size="20.7999992370605pt" fo:font-weight="bold"/>
    </style:style>
    <style:style style:name="T5" style:family="text">
      <style:text-properties fo:color="#666666" loext:opacity="100%" fo:font-size="16pt" fo:font-style="normal" fo:font-weight="bold"/>
    </style:style>
    <style:style style:name="T6" style:family="text">
      <style:text-properties fo:color="#666666" loext:opacity="100%" fo:font-weight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3465a4" loext:opacity="100%" fo:font-size="17.2999992370605pt" fo:font-style="normal" fo:font-weight="bold"/>
    </style:style>
    <style:style style:name="T10" style:family="text">
      <style:text-properties fo:color="#2a6099" loext:opacity="100%" style:text-position="0% 100%" fo:font-size="13pt" fo:font-style="italic" fo:font-weight="bold" style:font-size-asian="13pt" style:font-weight-asian="bold" style:font-size-complex="13pt" style:font-weight-complex="bold"/>
    </style:style>
    <style:style style:name="T11" style:family="text"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666666" loext:opacity="100%" fo:font-size="11pt" fo:font-style="italic" style:font-size-asian="11pt" style:font-size-complex="11pt"/>
    </style:style>
    <style:style style:name="T13" style:family="text">
      <style:text-properties fo:color="#666666" loext:opacity="100%" fo:font-size="10pt" fo:font-style="italic" fo:font-weight="bold" style:font-size-asian="10pt" style:font-weight-asian="bold" style:font-size-complex="10pt" style:font-weight-complex="bold"/>
    </style:style>
    <style:style style:name="T14" style:family="text">
      <style:text-properties fo:color="#5983b0" loext:opacity="100%" fo:font-size="12pt" fo:font-style="italic" fo:font-weight="bold" style:font-weight-asian="bold" style:font-weight-complex="bold"/>
    </style:style>
    <style:style style:name="T15" style:family="text">
      <style:text-properties fo:color="#666666" loext:opacity="100%" fo:font-size="11pt" fo:font-style="italic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>
          <form:form form:name="Űrlap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.526cm" svg:height="8.094cm" svg:x="15.474cm" svg:y="1.1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421cm" svg:height="0.725cm" svg:x="16.027cm" svg:y="5.2cm">
          <draw:text-box>
            <text:p><text:span text:style-name="T1">PostgreSQL</text:span></text:p>
          </draw:text-box>
        </draw:frame>
        <draw:frame draw:style-name="gr2" draw:text-style-name="P2" draw:layer="layout" svg:width="4.421cm" svg:height="0.725cm" svg:x="16cm" svg:y="6.1cm">
          <draw:text-box>
            <text:p><text:span text:style-name="T1">MySQL</text:span></text:p>
          </draw:text-box>
        </draw:frame>
        <draw:frame draw:style-name="gr3" draw:text-style-name="P2" draw:layer="layout" svg:width="4.421cm" svg:height="0.73cm" svg:x="15.999cm" svg:y="7.881cm">
          <draw:text-box>
            <text:p><text:span text:style-name="T1">SQLite</text:span></text:p>
          </draw:text-box>
        </draw:frame>
        <draw:custom-shape draw:style-name="gr4" draw:text-style-name="P1" draw:layer="layout" svg:width="5.526cm" svg:height="5.492cm" svg:x="15.474cm" svg:y="9.2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1.856cm">
          <draw:text-box>
            <text:p><text:span text:style-name="T1">PDF</text:span></text:p>
          </draw:text-box>
        </draw:frame>
        <draw:frame draw:style-name="gr6" draw:text-style-name="P4" draw:layer="layout" svg:width="4.046cm" svg:height="1.035cm" draw:transform="rotate (1.5707963267949) translate (13.262cm 5.497cm)">
          <draw:text-box>
            <text:p text:style-name="P3"><text:span text:style-name="T2"><text:a xlink:href="https://pkg.go.dev/github.com/nervatura/nervatura-service/pkg/nervatura#NervaStore" xlink:type="simple">NervaStore</text:a></text:span></text:p>
          </draw:text-box>
        </draw:frame>
        <draw:custom-shape draw:style-name="gr7" draw:text-style-name="P1" draw:layer="layout" svg:width="4.697cm" svg:height="13.586cm" svg:x="10.777cm" svg:y="1.16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688cm" svg:height="1.105cm" draw:transform="rotate (1.5707963267949) translate (13.263cm 10.7cm)">
          <draw:text-box>
            <text:p text:style-name="P3"><text:span text:style-name="T3">Service functions</text:span></text:p>
          </draw:text-box>
        </draw:frame>
        <draw:line draw:style-name="gr9" draw:text-style-name="P6" draw:layer="layout" svg:x1="14.369cm" svg:y1="12.723cm" svg:x2="15.53cm" svg:y2="12.723cm">
          <text:p/>
        </draw:line>
        <draw:custom-shape draw:style-name="gr10" draw:text-style-name="P1" draw:layer="layout" svg:width="6.355cm" svg:height="9.25cm" svg:x="4.421cm" svg:y="1.1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803cm" svg:height="1.735cm" svg:x="4.698cm" svg:y="1.44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8" draw:layer="layout" svg:width="4.421cm" svg:height="1.082cm" svg:x="4.974cm" svg:y="1.813cm">
          <draw:text-box>
            <text:p><text:span text:style-name="T4"><text:a xlink:href="https://pkg.go.dev/github.com/nervatura/nervatura-service/pkg/service#APIService" xlink:type="simple">APIService</text:a></text:span></text:p>
          </draw:text-box>
        </draw:frame>
        <draw:frame draw:style-name="gr6" draw:text-style-name="P9" draw:layer="layout" svg:width="4.697cm" svg:height="1.082cm" svg:x="4.698cm" svg:y="3.76cm">
          <draw:text-box>
            <text:p><text:span text:style-name="T2"><text:a xlink:href="https://pkg.go.dev/github.com/nervatura/nervatura-service/pkg/service#AdminService" xlink:type="simple">AdminService</text:a></text:span></text:p>
          </draw:text-box>
        </draw:frame>
        <draw:frame draw:style-name="gr6" draw:text-style-name="P9" draw:layer="layout" svg:width="4.697cm" svg:height="1.082cm" svg:x="4.698cm" svg:y="8.965cm">
          <draw:text-box>
            <text:p><text:span text:style-name="T2"><text:a xlink:href="https://pkg.go.dev/github.com/nervatura/nervatura-service/pkg/service#CLIService" xlink:type="simple">CLIService</text:a></text:span></text:p>
          </draw:text-box>
        </draw:frame>
        <draw:frame draw:style-name="gr6" draw:text-style-name="P9" draw:layer="layout" svg:width="4.697cm" svg:height="1.082cm" svg:x="4.698cm" svg:y="5.496cm">
          <draw:text-box>
            <text:p><text:span text:style-name="T2"><text:a xlink:href="https://nervatura.github.io/nervatura/api" xlink:type="simple">HTTPService</text:a></text:span></text:p>
          </draw:text-box>
        </draw:frame>
        <draw:frame draw:style-name="gr6" draw:text-style-name="P9" draw:layer="layout" svg:width="4.697cm" svg:height="1.082cm" svg:x="4.698cm" svg:y="7.231cm">
          <draw:text-box>
            <text:p><text:span text:style-name="T2"><text:a xlink:href="https://nervatura.github.io/nervatura/grpc" xlink:type="simple">RPCService</text:a></text:span></text:p>
          </draw:text-box>
        </draw:frame>
        <draw:custom-shape draw:style-name="gr13" draw:text-style-name="P7" draw:layer="layout" svg:width="4.974cm" svg:height="1.735cm" svg:x="15.75cm" svg:y="1.449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1" draw:layer="layout" svg:width="4.974cm" svg:height="5.492cm" svg:x="15.75cm" svg:y="3.4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974cm" svg:height="1.735cm" svg:x="15.75cm" svg:y="9.54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4.974cm" svg:height="2.891cm" svg:x="15.75cm" svg:y="11.5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3.012cm">
          <draw:text-box>
            <text:p><text:span text:style-name="T1">CSV</text:span></text:p>
          </draw:text-box>
        </draw:frame>
        <draw:frame draw:style-name="gr6" draw:text-style-name="P4" draw:layer="layout" svg:width="3.219cm" svg:height="1.035cm" draw:transform="rotate (1.5707963267949) translate (13.263cm 14.496cm)">
          <draw:text-box>
            <text:p text:style-name="P3"><text:span text:style-name="T2"><text:a xlink:href="https://pkg.go.dev/github.com/nervatura/nervatura-service/pkg/report" xlink:type="simple">Report</text:a></text:span></text:p>
          </draw:text-box>
        </draw:frame>
        <draw:frame draw:style-name="gr16" draw:text-style-name="P10" draw:layer="layout" svg:width="13.008cm" svg:height="1.142cm" draw:transform="rotate (1.5707963267949) translate (10.98cm 14.426cm)">
          <draw:text-box>
            <text:p text:style-name="P3"><text:span text:style-name="T4"><text:a xlink:href="https://pkg.go.dev/github.com/nervatura/nervatura-service/pkg/nervatura#API" xlink:type="simple">API</text:a></text:span></text:p>
          </draw:text-box>
        </draw:frame>
        <draw:line draw:style-name="gr17" draw:text-style-name="P3" draw:layer="layout" svg:x1="14.258cm" svg:y1="3.473cm" svg:x2="15.474cm" svg:y2="3.473cm">
          <text:p/>
        </draw:line>
        <draw:line draw:style-name="gr17" draw:text-style-name="P3" draw:layer="layout" svg:x1="12.048cm" svg:y1="3.473cm" svg:x2="13.264cm" svg:y2="3.473cm">
          <text:p/>
        </draw:line>
        <draw:line draw:style-name="gr17" draw:text-style-name="P3" draw:layer="layout" svg:x1="12.048cm" svg:y1="8.098cm" svg:x2="13.264cm" svg:y2="8.098cm">
          <text:p/>
        </draw:line>
        <draw:line draw:style-name="gr17" draw:text-style-name="P3" draw:layer="layout" svg:x1="12.048cm" svg:y1="12.724cm" svg:x2="13.264cm" svg:y2="12.724cm">
          <text:p/>
        </draw:line>
        <draw:line draw:style-name="gr17" draw:text-style-name="P3" draw:layer="layout" svg:x1="9.371cm" svg:y1="4.34cm" svg:x2="10.808cm" svg:y2="4.34cm">
          <text:p/>
        </draw:line>
        <draw:line draw:style-name="gr17" draw:text-style-name="P3" draw:layer="layout" svg:x1="9.394cm" svg:y1="6.075cm" svg:x2="10.831cm" svg:y2="6.075cm">
          <text:p/>
        </draw:line>
        <draw:line draw:style-name="gr17" draw:text-style-name="P3" draw:layer="layout" svg:x1="9.394cm" svg:y1="7.809cm" svg:x2="10.831cm" svg:y2="7.809cm">
          <text:p/>
        </draw:line>
        <draw:line draw:style-name="gr17" draw:text-style-name="P3" draw:layer="layout" svg:x1="9.394cm" svg:y1="9.543cm" svg:x2="10.831cm" svg:y2="9.543cm">
          <text:p/>
        </draw:line>
        <draw:custom-shape draw:style-name="gr18" draw:text-style-name="P1" draw:layer="layout" svg:width="6.355cm" svg:height="4.336cm" svg:x="4.421cm" svg:y="10.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21cm" svg:height="13.586cm" svg:x="0.004cm" svg:y="1.16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5.25cm" svg:height="2.311cm" svg:x="4.974cm" svg:y="11.856cm">
          <draw:text-box>
            <text:p text:style-name="P3"><text:span text:style-name="T3">C shared library (.so, .dll)</text:span></text:p>
          </draw:text-box>
        </draw:frame>
        <draw:line draw:style-name="gr17" draw:text-style-name="P3" draw:layer="layout" svg:x1="7.461cm" svg:y1="10.468cm" svg:x2="7.461cm" svg:y2="11.855cm">
          <text:p/>
        </draw:line>
        <draw:frame draw:style-name="gr20" draw:text-style-name="P5" draw:layer="layout" svg:width="4.914cm" svg:height="1.105cm" draw:transform="rotate (1.5707963267949) translate (1.935cm 6.652cm)">
          <draw:text-box>
            <text:p text:style-name="P3"><text:span text:style-name="T3">HTTP PORT</text:span></text:p>
          </draw:text-box>
        </draw:frame>
        <draw:line draw:style-name="gr17" draw:text-style-name="P3" draw:layer="layout" svg:x1="3.04cm" svg:y1="4.34cm" svg:x2="4.477cm" svg:y2="4.34cm">
          <text:p/>
        </draw:line>
        <draw:frame draw:style-name="gr20" draw:text-style-name="P5" draw:layer="layout" svg:width="5.75cm" svg:height="1.105cm" draw:transform="rotate (1.5707963267949) translate (0.277cm 10.663cm)">
          <draw:text-box>
            <text:p text:style-name="P3"><text:span text:style-name="T3">GRPC PORT</text:span></text:p>
          </draw:text-box>
        </draw:frame>
        <draw:frame draw:style-name="gr20" draw:text-style-name="P11" draw:layer="layout" svg:width="5.253cm" svg:height="1cm" draw:transform="rotate (1.5707963267949) translate (2.003cm 14.166cm)">
          <draw:text-box>
            <text:p text:style-name="P3"><text:span text:style-name="T5">COMMAND</text:span></text:p>
          </draw:text-box>
        </draw:frame>
        <draw:line draw:style-name="gr21" draw:text-style-name="P3" draw:layer="layout" svg:x1="2.985cm" svg:y1="6.075cm" svg:x2="4.422cm" svg:y2="6.075cm">
          <text:p/>
        </draw:line>
        <draw:line draw:style-name="gr22" draw:text-style-name="P3" draw:layer="layout" svg:x1="3.04cm" svg:y1="9.543cm" svg:x2="4.477cm" svg:y2="9.543cm">
          <text:p/>
        </draw:line>
        <draw:line draw:style-name="gr17" draw:text-style-name="P3" draw:layer="layout" svg:x1="1.382cm" svg:y1="7.809cm" svg:x2="4.477cm" svg:y2="7.809cm">
          <text:p/>
        </draw:line>
        <draw:custom-shape draw:style-name="gr23" draw:text-style-name="P13" draw:layer="layout" svg:width="21cm" svg:height="1.15cm" svg:x="0cm" svg:y="0cm">
          <text:p text:style-name="P12"><text:span text:style-name="T6">NERVATURA BACKEND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3.814cm" svg:height="1.187cm" svg:x="15.936cm" svg:y="1.75cm">
          <draw:text-box>
            <text:p text:style-name="P3"><text:span text:style-name="T7"><text:a xlink:href="https://pkg.go.dev/github.com/nervatura/nervatura-service/pkg/nervatura#DataDriver" office:target-frame-name="_blank" xlink:type="simple">DataDriver</text:a></text:span></text:p>
          </draw:text-box>
        </draw:frame>
        <draw:frame draw:style-name="gr25" draw:text-style-name="P14" draw:layer="layout" svg:width="4.5cm" svg:height="1.187cm" svg:x="16cm" svg:y="3.75cm">
          <draw:text-box>
            <text:p text:style-name="P3"><text:span text:style-name="T8"><text:a xlink:href="https://pkg.go.dev/github.com/nervatura/nervatura-service/pkg/database" xlink:type="simple">SQLDriver</text:a></text:span></text:p>
          </draw:text-box>
        </draw:frame>
        <draw:frame draw:style-name="gr24" draw:text-style-name="P14" draw:layer="layout" svg:width="3.814cm" svg:height="1.187cm" svg:x="16cm" svg:y="9.813cm">
          <draw:text-box>
            <text:p text:style-name="P3"><text:span text:style-name="T7"><text:a xlink:href="https://pkg.go.dev/github.com/nervatura/nervatura-service/pkg/report#Generator" xlink:type="simple">Generator</text:a></text:span></text:p>
          </draw:text-box>
        </draw:frame>
        <draw:frame draw:style-name="gr2" draw:text-style-name="P2" draw:layer="layout" svg:width="4.421cm" svg:height="0.725cm" svg:x="16cm" svg:y="7cm">
          <draw:text-box>
            <text:p><text:span text:style-name="T1">MS SQL SERVER</text:span></text:p>
          </draw:text-box>
        </draw:frame>
      </draw:page>
      <draw:page draw:name="page2" draw:style-name="dp1" draw:master-page-name="Alapértelmezett" draw:nav-order="id1 id2 id3 id4 id5 id6 id7">
        <office:forms form:automatic-focus="false" form:apply-design-mode="false"/>
        <draw:frame draw:style-name="gr26" draw:text-style-name="P15" xml:id="id1" draw:id="id1" draw:layer="layout" svg:width="5.75cm" svg:height="3.75cm" svg:x="0.75cm" svg:y="4.25cm">
          <draw:text-box>
            <text:p text:style-name="P3"><text:span text:style-name="T9">General</text:span><text:span text:style-name="T9"><text:line-break/></text:span><text:span text:style-name="T9">Web </text:span><text:span text:style-name="T9">Component</text:span><text:span text:style-name="T9"><text:line-break/></text:span><text:span text:style-name="T9">GUI</text:span></text:p>
          </draw:text-box>
        </draw:frame>
        <draw:g xml:id="id2" draw:id="id2">
          <draw:frame draw:style-name="gr27" draw:text-style-name="P16" draw:layer="layout" svg:width="20cm" svg:height="4.221cm" svg:x="0.5cm" svg:y="10.029cm">
            <draw:text-box>
              <text:p/>
            </draw:text-box>
          </draw:frame>
          <draw:frame draw:style-name="gr28" draw:text-style-name="P17" draw:layer="layout" svg:width="20cm" svg:height="1.286cm" svg:x="0.5cm" svg:y="9.964cm">
            <draw:text-box>
              <text:p text:style-name="P3"><text:span text:style-name="T4"><text:a xlink:href="https://pkg.go.dev/github.com/nervatura/nervatura-service/pkg/nervatura#API" xlink:type="simple">Data Interface Layer</text:a></text:span></text:p>
            </draw:text-box>
          </draw:frame>
          <draw:frame draw:style-name="gr29" draw:text-style-name="P18" draw:layer="layout" svg:width="20cm" svg:height="0.763cm" svg:x="0.5cm" svg:y="11.5cm">
            <draw:text-box>
              <text:p text:style-name="P3"><text:span text:style-name="T10">Nervatura </text:span><text:span text:style-name="T10">Object Model</text:span></text:p>
            </draw:text-box>
          </draw:frame>
          <draw:custom-shape draw:style-name="gr30" draw:text-style-name="P20" draw:layer="layout" svg:width="3.223cm" svg:height="1.253cm" svg:x="1.027cm" svg:y="12.497cm">
            <text:p text:style-name="P19"><text:span text:style-name="T11">Postgre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1" draw:text-style-name="P20" draw:layer="layout" svg:width="2.973cm" svg:height="1.253cm" svg:x="4.76cm" svg:y="12.497cm">
            <text:p text:style-name="P19"><text:span text:style-name="T11">My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2" draw:text-style-name="P20" draw:layer="layout" svg:width="3.973cm" svg:height="1.253cm" svg:x="8.2cm" svg:y="12.5cm">
            <text:p text:style-name="P19"><text:span text:style-name="T11">MS SQL Server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3" draw:text-style-name="P20" draw:layer="layout" svg:width="2.473cm" svg:height="1.253cm" svg:x="12.65cm" svg:y="12.497cm">
            <text:p text:style-name="P19"><text:span text:style-name="T11">SQLit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4" draw:text-style-name="P20" draw:layer="layout" svg:width="4.473cm" svg:height="1.253cm" svg:x="15.527cm" svg:y="12.5cm">
            <text:p text:style-name="P19"><text:span text:style-name="T11">Any data storag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draw:g xml:id="id3" draw:id="id3">
          <draw:custom-shape draw:style-name="gr35" draw:text-style-name="P21" draw:layer="layout" svg:width="3.75cm" svg:height="2.742cm" svg:x="11.75cm" svg:y="7.25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2" draw:layer="layout" svg:x1="12cm" svg:y1="7.25cm" svg:x2="12cm" svg:y2="9.85cm">
            <text:p/>
          </draw:line>
          <draw:frame draw:style-name="gr36" draw:text-style-name="P24" draw:layer="layout" svg:width="3.47cm" svg:height="2cm" svg:x="12.015cm" svg:y="7.5cm">
            <draw:text-box>
              <text:p text:style-name="P23"><text:span text:style-name="T12">command </text:span><text:span text:style-name="T12">line</text:span><text:span text:style-name="T12"><text:line-break/></text:span><text:span text:style-name="T12">C shared </text:span><text:span text:style-name="T12">library</text:span><text:span text:style-name="T12"><text:line-break/></text:span><text:span text:style-name="T12">HTTP rest</text:span><text:span text:style-name="T12"><text:line-break/></text:span><text:span text:style-name="T12">gRPC</text:span></text:p>
            </draw:text-box>
          </draw:frame>
        </draw:g>
        <draw:custom-shape draw:style-name="gr37" draw:text-style-name="P25" xml:id="id4" draw:id="id4" draw:layer="layout" svg:width="3cm" svg:height="1cm" draw:transform="rotate (1.5707963267949) translate (5.5cm 4cm)">
          <text:p/>
          <draw:enhanced-geometry svg:viewBox="0 0 21600 21600" draw:mirror-horizontal="true" draw:text-areas="?f2 ?f7 ?f1 ?f1 ?f7 ?f2 ?f1 ?f1" draw:type="mso-spt89" draw:modifiers="10659.646784405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g xml:id="id5" draw:id="id5">
          <draw:frame draw:style-name="gr38" draw:text-style-name="P26" draw:layer="layout" svg:width="13.5cm" svg:height="6.25cm" svg:x="7cm" svg:y="0.75cm">
            <draw:text-box>
              <text:p/>
            </draw:text-box>
          </draw:frame>
          <draw:frame draw:style-name="gr39" draw:text-style-name="P27" draw:layer="layout" svg:width="1.772cm" svg:height="0.645cm" svg:x="7.239cm" svg:y="1cm">
            <draw:text-box>
              <text:p><text:span text:style-name="T13">Node.js</text:span></text:p>
            </draw:text-box>
          </draw:frame>
          <draw:frame draw:style-name="gr40" draw:text-style-name="P27" draw:layer="layout" svg:width="1.75cm" svg:height="0.645cm" svg:x="9cm" svg:y="1cm">
            <draw:text-box>
              <text:p><text:span text:style-name="T13">Python</text:span></text:p>
            </draw:text-box>
          </draw:frame>
          <draw:frame draw:style-name="gr41" draw:text-style-name="P27" draw:layer="layout" svg:width="1cm" svg:height="0.645cm" svg:x="10.75cm" svg:y="1cm">
            <draw:text-box>
              <text:p><text:span text:style-name="T13">Go</text:span></text:p>
            </draw:text-box>
          </draw:frame>
          <draw:frame draw:style-name="gr42" draw:text-style-name="P27" draw:layer="layout" svg:width="5.5cm" svg:height="0.645cm" svg:x="14.75cm" svg:y="1cm">
            <draw:text-box>
              <text:p><text:span text:style-name="T13">Any programming language...</text:span></text:p>
            </draw:text-box>
          </draw:frame>
          <draw:frame draw:style-name="gr43" draw:text-style-name="P27" draw:layer="layout" svg:width="1.25cm" svg:height="0.645cm" svg:x="11.75cm" svg:y="1cm">
            <draw:text-box>
              <text:p><text:span text:style-name="T13">PHP</text:span></text:p>
            </draw:text-box>
          </draw:frame>
          <draw:frame draw:style-name="gr44" draw:text-style-name="P27" draw:layer="layout" svg:width="1.302cm" svg:height="0.645cm" svg:x="12.987cm" svg:y="1cm">
            <draw:text-box>
              <text:p><text:span text:style-name="T13">.NET</text:span></text:p>
            </draw:text-box>
          </draw:frame>
          <draw:frame draw:style-name="gr45" draw:text-style-name="P29" draw:layer="layout" svg:width="3.171cm" svg:height="0.75cm" svg:x="7.579cm" svg:y="2.1cm">
            <draw:text-box>
              <text:p text:style-name="P28"><text:span text:style-name="T14">web shop</text:span></text:p>
            </draw:text-box>
          </draw:frame>
          <draw:frame draw:style-name="gr46" draw:text-style-name="P29" draw:layer="layout" svg:width="3cm" svg:height="0.75cm" svg:x="11.25cm" svg:y="2.1cm">
            <draw:text-box>
              <text:p text:style-name="P28"><text:span text:style-name="T14">website</text:span></text:p>
            </draw:text-box>
          </draw:frame>
          <draw:frame draw:style-name="gr47" draw:text-style-name="P29" draw:layer="layout" svg:width="5.25cm" svg:height="0.75cm" svg:x="14.75cm" svg:y="2.1cm">
            <draw:text-box>
              <text:p text:style-name="P28"><text:span text:style-name="T14">custom user input GUI</text:span></text:p>
            </draw:text-box>
          </draw:frame>
          <draw:frame draw:style-name="gr46" draw:text-style-name="P29" draw:layer="layout" svg:width="9.434cm" svg:height="0.75cm" svg:x="9.066cm" svg:y="3.3cm">
            <draw:text-box>
              <text:p text:style-name="P28"><text:span text:style-name="T14">accounting or other system data connection</text:span></text:p>
            </draw:text-box>
          </draw:frame>
          <draw:frame draw:style-name="gr46" draw:text-style-name="P29" draw:layer="layout" svg:width="4.795cm" svg:height="0.75cm" svg:x="7.705cm" svg:y="4.5cm">
            <draw:text-box>
              <text:p text:style-name="P28"><text:span text:style-name="T14">server-side functions</text:span></text:p>
            </draw:text-box>
          </draw:frame>
          <draw:frame draw:style-name="gr46" draw:text-style-name="P29" draw:layer="layout" svg:width="6.653cm" svg:height="0.75cm" svg:x="13.25cm" svg:y="4.5cm">
            <draw:text-box>
              <text:p text:style-name="P28"><text:span text:style-name="T14">printing, invoicing, statements</text:span></text:p>
            </draw:text-box>
          </draw:frame>
          <draw:frame draw:style-name="gr46" draw:text-style-name="P29" draw:layer="layout" svg:width="4.871cm" svg:height="0.75cm" svg:x="7.95cm" svg:y="5.75cm">
            <draw:text-box>
              <text:p text:style-name="P28"><text:span text:style-name="T14">external data sources</text:span></text:p>
            </draw:text-box>
          </draw:frame>
          <draw:frame draw:style-name="gr46" draw:text-style-name="P29" draw:layer="layout" svg:width="6.043cm" svg:height="0.75cm" svg:x="13.5cm" svg:y="5.75cm">
            <draw:text-box>
              <text:p text:style-name="P28"><text:span text:style-name="T14">mobile and other interfaces</text:span></text:p>
            </draw:text-box>
          </draw:frame>
        </draw:g>
        <draw:line draw:style-name="gr17" draw:text-style-name="P3" xml:id="id6" draw:id="id6" draw:layer="layout" svg:x1="3.55cm" svg:y1="8.1cm" svg:x2="3.55cm" svg:y2="9.9cm">
          <text:p/>
        </draw:line>
        <draw:frame draw:style-name="gr48" draw:text-style-name="P24" xml:id="id7" draw:id="id7" draw:layer="layout" svg:width="4.528cm" svg:height="1.547cm" svg:x="1.1cm" svg:y="1.453cm">
          <draw:text-box>
            <text:p text:style-name="P23"><text:span text:style-name="T15">custom auth.</text:span><text:span text:style-name="T15"><text:line-break/></text:span><text:span text:style-name="T15">menu shortcuts</text:span><text:span text:style-name="T15"><text:line-break/></text:span><text:span text:style-name="T15">language transla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0944901A42762024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20:46:11.486889592</meta:creation-date>
    <dc:date>2023-04-17T21:57:06.968002550</dc:date>
    <meta:editing-duration>PT6H6M40S</meta:editing-duration>
    <meta:editing-cycles>41</meta:editing-cycles>
    <meta:generator>LibreOffice/7.4.6.2$Linux_X86_64 LibreOffice_project/40$Build-2</meta:generator>
    <meta:document-statistic meta:object-count="81"/>
  </office:meta>
</office:document-meta>
</file>